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2cb67" officeooo:paragraph-rsid="0002cb67"/>
    </style:style>
    <style:style style:name="P2" style:family="paragraph" style:parent-style-name="Standard">
      <style:text-properties officeooo:rsid="0002cb67" officeooo:paragraph-rsid="0002cb67"/>
    </style:style>
    <style:style style:name="P3" style:family="paragraph" style:parent-style-name="Standard">
      <style:text-properties officeooo:rsid="0002cb67" officeooo:paragraph-rsid="0002cb67"/>
    </style:style>
    <style:style style:name="T1" style:family="text">
      <style:text-properties officeooo:rsid="000320ce"/>
    </style:style>
  </office:automatic-styles>
  <office:body>
    <office:text>
      <text:tracked-changes>
        <text:changed-region xml:id="ct71697424" text:id="ct71697424">
          <text:insertion>
            <office:change-info>
              <dc:creator>Unknown Author</dc:creator>
              <dc:date>2014-12-05T23:01:00</dc:date>
            </office:change-info>
          </text:insertion>
        </text:changed-region>
        <text:changed-region xml:id="ct82110976" text:id="ct82110976">
          <text:insertion>
            <office:change-info>
              <dc:creator>Unknown Author</dc:creator>
              <dc:date>2014-12-05T23:01:00</dc:date>
            </office:change-info>
          </text:insertion>
        </text:changed-region>
        <text:changed-region xml:id="ct72347072" text:id="ct72347072">
          <text:insertion>
            <office:change-info>
              <dc:creator>Unknown Author</dc:creator>
              <dc:date>2014-12-05T23:02:00</dc:date>
            </office:change-info>
          </text:insertion>
        </text:changed-region>
        <text:changed-region xml:id="ct69216016" text:id="ct69216016">
          <text:deletion>
            <office:change-info>
              <dc:creator>Unknown Author</dc:creator>
              <dc:date>2014-12-05T23:02:00</dc:date>
            </office:change-info>
            <text:p text:style-name="P1"/>
            <text:p text:style-name="P1">Para Four: One Two Three Four</text:p>
          </text:deletion>
        </text:changed-region>
        <text:changed-region xml:id="ct80398112" text:id="ct80398112">
          <text:deletion>
            <office:change-info>
              <dc:creator>Unknown Author</dc:creator>
              <dc:date>2014-12-05T23:02:00</dc:date>
            </office:change-info>
            <text:p text:style-name="P1"><text:s/>One</text:p>
          </text:deletion>
        </text:changed-region>
        <text:changed-region xml:id="ct72540944" text:id="ct72540944">
          <text:deletion>
            <office:change-info>
              <dc:creator>Unknown Author</dc:creator>
              <dc:date>2014-12-05T23:02:00</dc:date>
            </office:change-info>
            <text:p text:style-name="P1"><text:s/>Two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One: One Two Three Four<text:change-start text:change-id="ct71697424"/> <text:span text:style-name="T1">Five</text:span><text:change-end text:change-id="ct71697424"/></text:p>
      <text:p text:style-name="P1">Para Two: One Two Three Four<text:change-start text:change-id="ct82110976"/> <text:span text:style-name="T1">Five</text:span><text:change-end text:change-id="ct82110976"/></text:p>
      <text:p text:style-name="P1">Para Three: One Two Three Four<text:change-start text:change-id="ct72347072"/> <text:span text:style-name="T1">Five</text:span><text:change-end text:change-id="ct72347072"/><text:change text:change-id="ct69216016"/></text:p>
      <text:p text:style-name="P1">Para Five:<text:change text:change-id="ct80398112"/> Two Three Four</text:p>
      <text:p text:style-name="P1">Para Six: One<text:change text:change-id="ct72540944"/> Three Fou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22:45:21.710748239</meta:creation-date>
    <dc:date>2014-12-05T23:02:40.734588945</dc:date>
    <meta:editing-duration>P0D</meta:editing-duration>
    <meta:editing-cycles>1</meta:editing-cycles>
    <meta:generator>LibreOffice/4.2.6.3$Linux_X86_64 LibreOffice_project/420m0$Build-3</meta:generator>
    <meta:document-statistic meta:table-count="0" meta:image-count="0" meta:object-count="0" meta:page-count="1" meta:paragraph-count="5" meta:word-count="31" meta:character-count="150" meta:non-whitespace-character-count="124"/>
  </office:meta>
</office:document-meta>
</file>